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="Arrow" draw:marker-start-width="0.457cm" draw:marker-end="Arrow" draw:marker-end-width="0.457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svg:stroke-opacity="50%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svg:stroke-opacity="50%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8.461cm" svg:y1="2.13cm" svg:x2="38.59cm" svg:y2="20.005cm">
          <text:p/>
        </draw:line>
        <draw:custom-shape draw:style-name="gr2" draw:text-style-name="P1" draw:layer="layout" svg:width="1.871cm" svg:height="1.194cm" svg:x="37.719cm" svg:y="10.4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6" draw:text-style-name="P1" draw:layer="layout" draw:type="line" svg:x1="20.971cm" svg:y1="3.181cm" svg:x2="27.571cm" svg:y2="6.291cm" draw:start-shape="id3" draw:start-glue-point="2" draw:end-shape="id4" draw:end-glue-point="0" svg:d="M20971 3181l6600 3110" svg:viewBox="0 0 6601 3111">
          <text:p/>
        </draw:connector>
        <draw:custom-shape draw:style-name="gr4" draw:text-style-name="P1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7.571cm" svg:y1="7.481cm" svg:x2="24.671cm" svg:y2="10.591cm" draw:end-shape="id5" draw:end-glue-point="0" svg:d="M27571 7481l-2900 3110" svg:viewBox="0 0 2901 3111">
          <text:p/>
        </draw:connector>
        <draw:connector draw:style-name="gr6" draw:text-style-name="P1" draw:layer="layout" draw:type="line" svg:x1="29.171cm" svg:y1="7.481cm" svg:x2="32.571cm" svg:y2="10.591cm" draw:end-shape="id6" draw:end-glue-point="0" svg:d="M29171 7481l3400 3110" svg:viewBox="0 0 3401 3111">
          <text:p/>
        </draw:connector>
        <draw:custom-shape draw:style-name="gr3" draw:text-style-name="P1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2.571cm" svg:y1="11.781cm" svg:x2="32.071cm" svg:y2="14.691cm" draw:end-shape="id7" draw:end-glue-point="0" svg:d="M32571 11781l-500 2910" svg:viewBox="0 0 501 2911">
          <text:p/>
        </draw:connector>
        <draw:connector draw:style-name="gr5" draw:text-style-name="P1" draw:layer="layout" draw:type="line" svg:x1="34.171cm" svg:y1="11.781cm" svg:x2="34.571cm" svg:y2="14.691cm" draw:end-shape="id8" svg:d="M34171 11781l400 2910" svg:viewBox="0 0 401 2911">
          <text:p/>
        </draw:connector>
        <draw:custom-shape draw:style-name="gr3" draw:text-style-name="P1" xml:id="id9" draw:id="id9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0.471cm" svg:y1="15.881cm" svg:x2="30.171cm" svg:y2="18.691cm" draw:end-shape="id9" draw:end-glue-point="0" svg:d="M30471 15881l-300 2810" svg:viewBox="0 0 301 2811">
          <text:p/>
        </draw:connector>
        <draw:connector draw:style-name="gr5" draw:text-style-name="P1" draw:layer="layout" draw:type="line" svg:x1="32.071cm" svg:y1="15.881cm" svg:x2="32.371cm" svg:y2="18.691cm" draw:end-shape="id10" draw:end-glue-point="0" svg:d="M32071 15881l300 2810" svg:viewBox="0 0 301 2811">
          <text:p/>
        </draw:connector>
        <draw:custom-shape draw:style-name="gr4" draw:text-style-name="P1" draw:layer="layout" svg:width="1.614cm" svg:height="1.19cm" svg:x="2.4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614cm" svg:height="1.19cm" svg:x="4.0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.614cm" svg:height="1.19cm" svg:x="5.6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7.2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0" draw:id="id30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614cm" svg:height="1.19cm" svg:x="1.8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1.614cm" svg:height="1.19cm" svg:x="3.4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1.614cm" svg:height="1.19cm" svg:x="1.5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8" draw:id="id18" draw:layer="layout" svg:width="1.614cm" svg:height="1.19cm" svg:x="3.7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7.481cm" svg:x2="6.471cm" svg:y2="10.591cm" draw:end-shape="id11" draw:end-glue-point="0" svg:d="M9571 7481l-3100 3110" svg:viewBox="0 0 3101 3111">
          <text:p/>
        </draw:connector>
        <draw:connector draw:style-name="gr5" draw:text-style-name="P1" draw:layer="layout" draw:type="line" svg:x1="11.171cm" svg:y1="7.481cm" svg:x2="14.371cm" svg:y2="10.591cm" draw:end-shape="id12" draw:end-glue-point="0" svg:d="M11171 7481l3200 3110" svg:viewBox="0 0 3201 3111">
          <text:p/>
        </draw:connector>
        <draw:connector draw:style-name="gr5" draw:text-style-name="P1" draw:layer="layout" draw:type="line" svg:x1="4.871cm" svg:y1="11.781cm" svg:x2="4.271cm" svg:y2="14.691cm" draw:start-shape="id13" draw:start-glue-point="2" draw:end-shape="id14" draw:end-glue-point="0" svg:d="M4871 11781l-600 2910" svg:viewBox="0 0 601 2911">
          <text:p/>
        </draw:connector>
        <draw:connector draw:style-name="gr5" draw:text-style-name="P1" draw:layer="layout" draw:type="line" svg:x1="6.471cm" svg:y1="11.781cm" svg:x2="6.771cm" svg:y2="14.691cm" draw:start-shape="id11" draw:start-glue-point="2" draw:end-shape="id15" draw:end-glue-point="0" svg:d="M6471 11781l300 2910" svg:viewBox="0 0 301 2911">
          <text:p/>
        </draw:connector>
        <draw:connector draw:style-name="gr5" draw:text-style-name="P1" draw:layer="layout" draw:type="line" svg:x1="2.671cm" svg:y1="15.881cm" svg:x2="2.371cm" svg:y2="18.691cm" draw:start-shape="id16" draw:start-glue-point="2" draw:end-shape="id17" draw:end-glue-point="0" svg:d="M2671 15881l-300 2810" svg:viewBox="0 0 301 2811">
          <text:p/>
        </draw:connector>
        <draw:connector draw:style-name="gr5" draw:text-style-name="P1" draw:layer="layout" draw:type="line" svg:x1="4.271cm" svg:y1="15.881cm" svg:x2="4.571cm" svg:y2="18.691cm" draw:start-shape="id14" draw:start-glue-point="2" draw:end-shape="id18" draw:end-glue-point="0" svg:d="M4271 15881l300 2810" svg:viewBox="0 0 301 2811">
          <text:p/>
        </draw:connector>
        <draw:connector draw:style-name="gr5" draw:text-style-name="P1" draw:layer="layout" draw:type="line" svg:x1="6.771cm" svg:y1="15.881cm" svg:x2="6.471cm" svg:y2="18.691cm" draw:start-shape="id15" draw:start-glue-point="2" draw:end-shape="id19" draw:end-glue-point="0" svg:d="M6771 15881l-300 2810" svg:viewBox="0 0 301 2811">
          <text:p/>
        </draw:connector>
        <draw:connector draw:style-name="gr5" draw:text-style-name="P1" draw:layer="layout" draw:type="line" svg:x1="8.371cm" svg:y1="15.881cm" svg:x2="8.671cm" svg:y2="18.691cm" draw:start-shape="id20" draw:start-glue-point="2" draw:end-shape="id21" draw:end-glue-point="0" svg:d="M8371 15881l300 2810" svg:viewBox="0 0 301 2811">
          <text:p/>
        </draw:connector>
        <draw:custom-shape draw:style-name="gr4" draw:text-style-name="P1" xml:id="id22" draw:id="id22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4" draw:id="id24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6" draw:id="id26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8" draw:id="id28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3" draw:id="id23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5" draw:id="id25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7" draw:id="id27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9" draw:id="id29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271cm" svg:y1="15.881cm" svg:x2="11.971cm" svg:y2="18.691cm" draw:start-shape="id22" draw:start-glue-point="2" draw:end-shape="id23" draw:end-glue-point="0" svg:d="M12271 15881l-300 2810" svg:viewBox="0 0 301 2811">
          <text:p/>
        </draw:connector>
        <draw:connector draw:style-name="gr5" draw:text-style-name="P1" draw:layer="layout" draw:type="line" svg:x1="13.871cm" svg:y1="15.881cm" svg:x2="14.171cm" svg:y2="18.691cm" draw:start-shape="id24" draw:start-glue-point="2" draw:end-shape="id25" draw:end-glue-point="0" svg:d="M13871 15881l300 2810" svg:viewBox="0 0 301 2811">
          <text:p/>
        </draw:connector>
        <draw:connector draw:style-name="gr5" draw:text-style-name="P1" draw:layer="layout" draw:type="line" svg:x1="16.371cm" svg:y1="15.881cm" svg:x2="16.071cm" svg:y2="18.691cm" draw:start-shape="id26" draw:start-glue-point="2" draw:end-shape="id27" draw:end-glue-point="0" svg:d="M16371 15881l-300 2810" svg:viewBox="0 0 301 2811">
          <text:p/>
        </draw:connector>
        <draw:connector draw:style-name="gr5" draw:text-style-name="P1" draw:layer="layout" draw:type="line" svg:x1="17.971cm" svg:y1="15.881cm" svg:x2="18.271cm" svg:y2="18.691cm" draw:start-shape="id28" draw:start-glue-point="2" draw:end-shape="id29" draw:end-glue-point="0" svg:d="M17971 15881l300 2810" svg:viewBox="0 0 301 2811">
          <text:p/>
        </draw:connector>
        <draw:connector draw:style-name="gr5" draw:text-style-name="P1" draw:layer="layout" draw:type="line" svg:x1="14.371cm" svg:y1="11.781cm" svg:x2="13.871cm" svg:y2="14.691cm" draw:start-shape="id12" draw:start-glue-point="2" draw:end-shape="id24" draw:end-glue-point="0" svg:d="M14371 11781l-500 2910" svg:viewBox="0 0 501 2911">
          <text:p/>
        </draw:connector>
        <draw:connector draw:style-name="gr5" draw:text-style-name="P1" draw:layer="layout" draw:type="line" svg:x1="15.971cm" svg:y1="11.781cm" svg:x2="16.371cm" svg:y2="14.691cm" draw:start-shape="id30" draw:start-glue-point="2" draw:end-shape="id26" svg:d="M15971 11781l400 2910" svg:viewBox="0 0 401 2911">
          <text:p/>
        </draw:connector>
        <draw:custom-shape draw:style-name="gr4" draw:text-style-name="P1" xml:id="id33" draw:id="id33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1" draw:id="id31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2" draw:id="id32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7" draw:id="id37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4" draw:id="id34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5" draw:id="id35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6" draw:id="id36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8" draw:id="id38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3.071cm" svg:y1="11.781cm" svg:x2="22.471cm" svg:y2="14.691cm" draw:end-shape="id31" draw:end-glue-point="0" svg:d="M23071 11781l-600 2910" svg:viewBox="0 0 601 2911">
          <text:p/>
        </draw:connector>
        <draw:connector draw:style-name="gr5" draw:text-style-name="P1" draw:layer="layout" draw:type="line" svg:x1="24.671cm" svg:y1="11.781cm" svg:x2="24.971cm" svg:y2="14.691cm" draw:end-shape="id32" draw:end-glue-point="0" svg:d="M24671 11781l300 2910" svg:viewBox="0 0 301 2911">
          <text:p/>
        </draw:connector>
        <draw:connector draw:style-name="gr5" draw:text-style-name="P1" draw:layer="layout" draw:type="line" svg:x1="20.871cm" svg:y1="15.881cm" svg:x2="20.571cm" svg:y2="18.691cm" draw:start-shape="id33" draw:start-glue-point="2" draw:end-shape="id34" draw:end-glue-point="0" svg:d="M20871 15881l-300 2810" svg:viewBox="0 0 301 2811">
          <text:p/>
        </draw:connector>
        <draw:connector draw:style-name="gr5" draw:text-style-name="P1" draw:layer="layout" draw:type="line" svg:x1="22.471cm" svg:y1="15.881cm" svg:x2="22.771cm" svg:y2="18.691cm" draw:start-shape="id31" draw:start-glue-point="2" draw:end-shape="id35" draw:end-glue-point="0" svg:d="M22471 15881l300 2810" svg:viewBox="0 0 301 2811">
          <text:p/>
        </draw:connector>
        <draw:connector draw:style-name="gr5" draw:text-style-name="P1" draw:layer="layout" draw:type="line" svg:x1="24.971cm" svg:y1="15.881cm" svg:x2="24.671cm" svg:y2="18.691cm" draw:start-shape="id32" draw:start-glue-point="2" draw:end-shape="id36" draw:end-glue-point="0" svg:d="M24971 15881l-300 2810" svg:viewBox="0 0 301 2811">
          <text:p/>
        </draw:connector>
        <draw:connector draw:style-name="gr5" draw:text-style-name="P1" draw:layer="layout" draw:type="line" svg:x1="26.571cm" svg:y1="15.881cm" svg:x2="26.871cm" svg:y2="18.691cm" draw:start-shape="id37" draw:start-glue-point="2" draw:end-shape="id38" draw:end-glue-point="0" svg:d="M26571 15881l300 2810" svg:viewBox="0 0 301 2811">
          <text:p/>
        </draw:connector>
        <draw:custom-shape draw:style-name="gr4" draw:text-style-name="P1" xml:id="id39" draw:id="id39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0" draw:id="id40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4.571cm" svg:y1="15.881cm" svg:x2="34.271cm" svg:y2="18.691cm" draw:end-shape="id39" draw:end-glue-point="0" svg:d="M34571 15881l-300 2810" svg:viewBox="0 0 301 2811">
          <text:p/>
        </draw:connector>
        <draw:connector draw:style-name="gr5" draw:text-style-name="P1" draw:layer="layout" draw:type="line" svg:x1="36.171cm" svg:y1="15.881cm" svg:x2="36.471cm" svg:y2="18.691cm" draw:end-shape="id40" draw:end-glue-point="0" svg:d="M36171 15881l300 2810" svg:viewBox="0 0 301 2811">
          <text:p/>
        </draw:connector>
        <draw:custom-shape draw:style-name="gr7" draw:text-style-name="P1" draw:layer="layout" svg:width="1.446cm" svg:height="36.203cm" draw:transform="rotate (1.5707963267949) translate (1.419cm 22.155cm)">
          <text:p/>
          <draw:enhanced-geometry svg:viewBox="0 0 21600 21600" draw:glue-points="21600 0 0 10800 21600 21600" draw:text-areas="13800 ?f9 21600 ?f10" draw:type="left-brace" draw:modifiers="1359.1481122942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2" draw:layer="layout" svg:width="3.791cm" svg:height="1.204cm" svg:x="17.991cm" svg:y="22.529cm">
          <draw:text-box>
            <text:p><text:span text:style-name="T1">N leaves</text:span></text:p>
          </draw:text-box>
        </draw:frame>
        <draw:frame draw:style-name="gr9" draw:text-style-name="P2" draw:layer="layout" svg:width="3.042cm" svg:height="1.204cm" svg:x="37.431cm" svg:y="10.394cm">
          <draw:text-box>
            <text:p><text:span text:style-name="T1">log(N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2:25:11.831173505</dc:date>
    <dc:creator>elucterio </dc:creator>
    <meta:editing-duration>PT1H8M40S</meta:editing-duration>
    <meta:editing-cycles>18</meta:editing-cycles>
    <meta:generator>LibreOffice/4.2.8.2$Linux_X86_64 LibreOffice_project/420m0$Build-2</meta:generator>
    <meta:document-statistic meta:object-count="115"/>
  </office:meta>
</office:document-meta>
</file>